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4000000040C7868D70CDC756A5.png" manifest:media-type="image/png"/>
  <manifest:file-entry manifest:full-path="Pictures/100002010000004000000040C27EF6F901AFA0B0.png" manifest:media-type="image/png"/>
  <manifest:file-entry manifest:full-path="Pictures/1000020100000040000000403E17B6E15B7F1A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margin-top="0in" fo:margin-bottom="0.1665in" loext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000000"/>
      <style:text-properties fo:font-variant="normal" fo:text-transform="none" fo:color="#24292e" style:font-name="apple-system" fo:letter-spacing="normal" fo:font-style="normal" fo:font-weight="normal"/>
    </style:style>
    <style:style style:name="P2" style:family="paragraph" style:parent-style-name="Heading_20_2">
      <style:paragraph-properties fo:margin-left="0in" fo:margin-right="0in" fo:margin-top="0.25in" fo:margin-bottom="0.1665in" loext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000000"/>
      <style:text-properties fo:font-variant="normal" fo:text-transform="none" fo:color="#24292e" style:font-name="apple-system" fo:font-size="18pt" fo:letter-spacing="normal" fo:font-style="normal" fo:font-weight="normal" officeooo:rsid="00176c27" officeooo:paragraph-rsid="00176c27" style:font-name-asian="Noto Serif CJK SC" style:font-size-asian="18pt" style:font-weight-asian="bold" style:font-name-complex="Lohit Devanagari" style:font-size-complex="18pt" style:font-weight-complex="bold"/>
    </style:style>
    <style:style style:name="P3" style:family="paragraph" style:parent-style-name="Heading_20_3">
      <style:paragraph-properties fo:margin-left="0in" fo:margin-right="0in" fo:margin-top="0.25in" fo:margin-bottom="0.1665in" loext:contextual-spacing="false" fo:line-height="125%" fo:orphans="2" fo:widows="2" fo:text-indent="0in" style:auto-text-indent="false"/>
      <style:text-properties fo:font-variant="normal" fo:text-transform="none" fo:color="#24292e" style:font-name="apple-system" fo:letter-spacing="normal" fo:font-style="normal" fo:font-weight="normal"/>
    </style:style>
    <style:style style:name="P4" style:family="paragraph" style:parent-style-name="Heading_20_3">
      <style:paragraph-properties fo:margin-left="0in" fo:margin-right="0in" fo:margin-top="0.25in" fo:margin-bottom="0.1665in" loext:contextual-spacing="false" fo:line-height="125%" fo:orphans="2" fo:widows="2" fo:text-indent="0in" style:auto-text-indent="false"/>
      <style:text-properties fo:font-variant="normal" fo:text-transform="none" fo:color="#24292e" style:font-name="apple-system" fo:letter-spacing="normal" fo:font-style="normal" fo:font-weight="normal" officeooo:paragraph-rsid="00176c27"/>
    </style:style>
    <style:style style:name="P5" style:family="paragraph" style:parent-style-name="Standard">
      <style:text-properties officeooo:paragraph-rsid="0019a64a"/>
    </style:style>
    <style:style style:name="P6" style:family="paragraph" style:parent-style-name="Text_20_body" style:list-style-name="L1">
      <style:paragraph-properties fo:margin-top="0in" fo:margin-bottom="0.1665in" loext:contextual-spacing="false" fo:orphans="2" fo:widows="2"/>
      <style:text-properties fo:font-variant="normal" fo:text-transform="none" fo:color="#24292e" fo:letter-spacing="normal" fo:background-color="#ffff00"/>
    </style:style>
    <style:style style:name="P7" style:family="paragraph" style:parent-style-name="Text_20_body" style:list-style-name="L1">
      <style:paragraph-properties fo:margin-top="0.0311in" fo:margin-bottom="0.0972in" loext:contextual-spacing="false" fo:orphans="2" fo:widows="2"/>
      <style:text-properties fo:font-variant="normal" fo:text-transform="none" fo:color="#24292e" fo:letter-spacing="normal" fo:background-color="#ffff00"/>
    </style:style>
    <style:style style:name="P8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</style:style>
    <style:style style:name="P9" style:family="paragraph" style:parent-style-name="Text_20_body">
      <style:paragraph-properties fo:margin-left="0in" fo:margin-right="0in" fo:margin-top="0.25in" fo:margin-bottom="0.1665in" loext:contextual-spacing="false" fo:line-height="125%" fo:orphans="2" fo:widows="2" fo:text-indent="0in" style:auto-text-indent="false"/>
      <style:text-properties fo:font-variant="normal" fo:text-transform="none" fo:color="#24292e" style:font-name="apple-system" fo:letter-spacing="normal" fo:font-style="normal" fo:font-weight="normal" officeooo:rsid="00176c27" officeooo:paragraph-rsid="00176c27"/>
    </style:style>
    <style:style style:name="T1" style:family="text">
      <style:text-properties style:font-name="apple-system" fo:font-size="12pt" fo:font-style="normal" fo:font-weight="normal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officeooo:rsid="00190fe7"/>
    </style:style>
    <style:style style:name="T4" style:family="text">
      <style:text-properties fo:language="es" fo:country="ES" officeooo:rsid="00190fe7"/>
    </style:style>
    <style:style style:name="T5" style:family="text">
      <style:text-properties fo:language="es" fo:country="ES" officeooo:rsid="0019a64a"/>
    </style:style>
    <style:style style:name="T6" style:family="text">
      <style:text-properties officeooo:rsid="0019a64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yecto Bedu (Data)</text:h>
      <text:h text:style-name="P2" text:outline-level="2">Parkinson detector</text:h>
      <text:h text:style-name="P3" text:outline-level="3"><text:bookmark text:name="user-content-cuál-es-la-necesidad-o-problema-a-resolver-"/>¿Cuál es la necesidad o problema a resolver? <draw:frame draw:style-name="fr1" draw:name="Image1" text:anchor-type="as-char" svg:width="0.2083in" svg:height="0.2083in" draw:z-index="0"><draw:image xlink:href="Pictures/1000020100000040000000403E17B6E15B7F1A48.png" xlink:type="simple" xlink:show="embed" xlink:actuate="onLoad" loext:mime-type="image/png"/><svg:title>rocket</svg:title></draw:frame></text:h>
      <text:p text:style-name="P9">La enfermedad de parkinson es un problema el cual aunque no cuenta con cura, si se detecta con anticipacion se puede proporcionar un mejor tratamiento para amonirar los sintomas</text:p>
      <text:h text:style-name="P4" text:outline-level="3"><text:bookmark text:name="user-content-cuál-es-la-propuesta-para-resolver-esa-necesidad-o-problema-"/>¿Cuál es la propuesta para resolver esa necesidad o problema?</text:h>
      <text:p text:style-name="P9">Ante la problematica planteada se propone detectar los niveles de parkinson por medio de las caracteristicas frecuenciales de la voz del paciente</text:p>
      <text:h text:style-name="P4" text:outline-level="3"> <draw:frame draw:style-name="fr1" draw:name="Image2" text:anchor-type="as-char" svg:width="0.2083in" svg:height="0.2083in" draw:z-index="2"><draw:image xlink:href="Pictures/100002010000004000000040C27EF6F901AFA0B0.png" xlink:type="simple" xlink:show="embed" xlink:actuate="onLoad" loext:mime-type="image/png"/><svg:title>bulb</svg:title></draw:frame></text:h>
      <text:h text:style-name="P3" text:outline-level="3"><text:bookmark text:name="user-content-cómo-lo-vas-a-hacer-"/>¿Cómo lo vas a hacer? <draw:frame draw:style-name="fr1" draw:name="Image3" text:anchor-type="as-char" svg:width="0.2083in" svg:height="0.2083in" draw:z-index="1"><draw:image xlink:href="Pictures/100002010000004000000040C7868D70CDC756A5.png" xlink:type="simple" xlink:show="embed" xlink:actuate="onLoad" loext:mime-type="image/png"/><svg:title>clipboard</svg:title></draw:frame></text:h>
      <text:list xml:id="list862047202" text:style-name="L1">
        <text:list-item>
          <text:p text:style-name="P6"> <text:span text:style-name="T1">Elección de fuente de datos</text:span></text:p>
        </text:list-item>
        <text:list-item>
          <text:p text:style-name="P7"> <text:span text:style-name="T1">Definición de la estructura del proyecto</text:span></text:p>
        </text:list-item>
        <text:list-item>
          <text:p text:style-name="P7"> <text:span text:style-name="T1">Definición de la estructura de la base de datos</text:span></text:p>
        </text:list-item>
        <text:list-item>
          <text:p text:style-name="P7"> <text:span text:style-name="T1">Carga de datos</text:span></text:p>
        </text:list-item>
      </text:list>
      <text:p text:style-name="P8"><text:span text:style-name="T2">Agrega más tareas a este </text:span><text:span text:style-name="Emphasis"><text:span text:style-name="T2">checklist</text:span></text:span><text:span text:style-name="T2">.</text:span></text:p>
      <text:p text:style-name="P5"><text:span text:style-name="T4">Hola Jaffet buen día,</text:span><text:span text:style-name="T5">cómo estas?</text:span></text:p>
      <text:p text:style-name="P5"><text:span text:style-name="T4"><text:s/></text:span><text:span text:style-name="T5">D</text:span><text:span text:style-name="T4">isculpa la tardanza se me acumuló trabajo y ya no pude enviar mis dudas con anticipaci</text:span><text:span text:style-name="T5">ó</text:span><text:span text:style-name="T4">n. Respecto a los temas vistos me ayudaria dar un repaso breve sobre las agregaciones y pipelines en mongodb. </text:span></text:p>
      <text:p text:style-name="P5"><text:span text:style-name="T4"/></text:p>
      <text:p text:style-name="P5"><text:span text:style-name="T4">En el aspecto del proyecto continúo con el tema de la deteccion de parkinson por medio de la voz, </text:span><text:span text:style-name="T5">tambien me ayudaría el poder revisarlo en una oportunida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2T07:56:07.262623447</meta:creation-date>
    <dc:date>2021-07-02T08:14:26.570223614</dc:date>
    <meta:editing-duration>PT7M49S</meta:editing-duration>
    <meta:editing-cycles>2</meta:editing-cycles>
    <meta:generator>LibreOffice/6.4.7.2$Linux_X86_64 LibreOffice_project/40$Build-2</meta:generator>
    <meta:document-statistic meta:table-count="0" meta:image-count="3" meta:object-count="0" meta:page-count="1" meta:paragraph-count="16" meta:word-count="179" meta:character-count="1047" meta:non-whitespace-character-count="878"/>
  </office:meta>
</office:document-meta>
</file>